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n explanatory lecture/</text:p>
      <text:p text:style-name="P7">on Parashat Itr<text:span text:style-name="T2">ó</text:span><text:span text:style-name="T3">/</text:span></text:p>
      <text:p text:style-name="P7"><text:span text:style-name="T3">[Hebrew]/</text:span></text:p>
      <text:p text:style-name="P7"><text:span text:style-name="T3"/></text:p>
      <text:p text:style-name="P6"><text:span text:style-name="T3">[Page 1]</text:span></text:p>
      <text:p text:style-name="P6"><text:span text:style-name="T3">[Hebrew]/ "Now therefore, if ye will obey my voice indeed, and keep my covenant,/ then ye shall be a peculiar treasure unto me above all people"./ <text:s/>Brethren! <text:s/>The liberality of the present age, as exhibited in America, ex-/-ceeds the most sanguine anticipations of the progressists./ <text:s/>The pulpit which to day is devoted to the cause of Unity,/ lends itself to-morrow to the influences of the adherents of a/ trinity. <text:s/>I wish to be clearly understood. <text:s/>I do not mean to/ insinuate that a Jewish preacher is apt thoughtlessly to change/ side. <text:s/>For unless he be </text:span><text:span text:style-name="T4">demented</text:span><text:span text:style-name="T6"> deprived of reason, he surely will not display/ so volatile a temper. <text:s/></text:span><text:span text:style-name="T4">But I</text:span><text:span text:style-name="T6"> My words have reference to a novel method/ of spreading light abroad. <text:s/>It has become a practice among/ the radicals in our religious camp, to allow a non-Israelite/ to expound his doctrines in the synagogue, so that the Rabbi/ may on return be favored with the privilege of ventilating his/ ideas inside of the church. <text:s/>The advantage to be derived/ from such a course, I am at a loss to discover. <text:s/>I can find no-/-where that we are enjoined to seek </text:span><text:span text:style-name="T4">for proselytes</text:span><text:span text:style-name="T6"> converts. <text:s/>On the con-/-trary, impressed with the truth enunciated by our sages that/ "the pious among the nations of the world, will have a share in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the world to come," we use all the powers of persuasion to/ dysaude[sic!] the gentiles from embracing a faith fraught with/ restrictions. <text:s/>And only when the divine wisdom that has/ [?] them is sincerely confessed, and the knowledge of/ the One God who rules Supreme is obviously manifested, </text:span><text:span text:style-name="T4">ought</text:span><text:span text:style-name="T6">/ the applicant </text:span><text:span text:style-name="T4">to be</text:span><text:span text:style-name="T6"> may gain admission into the pale of Judaism./</text:span></text:p>
      <text:p text:style-name="P6"><text:span text:style-name="T6">The charge brought against the Scribes and Pharisees, that they/ "would compass sea and land to make one proselyte" though </text:span><text:span text:style-name="T4">given</text:span><text:span text:style-name="T6"> made/ authoritatively in the books of our gentile neighbors, is not at/ all borne out by the history of our </text:span><text:span text:style-name="T4">people</text:span><text:span text:style-name="T6"> nation. <text:s/>Our shepherds of old/ would </text:span><text:span text:style-name="T4">positively</text:span><text:span text:style-name="T6"> I am certain have condemned as an unpardonable intermed-/-dling with other </text:span><text:span text:style-name="T4">peoples men's</text:span><text:span text:style-name="T6"> people's conscience, even that which our/ modern pastors do to effect what they term "the melting/ of the icy crust of superanimated prejudice". <text:s/>And for stronger/ reasons our ancient teachers would have objected to a non-Isra-/-elite publicly advancing his views, in the house devoted to/ Jewish worship. <text:s/>For nothing that he could say, would possibly/ add force to the dogmas we have ever held, while his attempt/ to shake them, might, in all likelihood, be attended wit heart-/-burnings, rather than be promotive of kindly feelings./ <text:s/></text:span><text:span text:style-name="T4">Surely:</text:span><text:span text:style-name="T6"> True: no one </text:span><text:span text:style-name="T4">can</text:span><text:span text:style-name="T6"> who notes current events will deny that the/ </text:span><text:span text:style-name="T4">[?]</text:span><text:span text:style-name="T6"> mystic belief of the Nazarenes is very slowly but perceptibly becoming/</text:span></text:p>
      <text:p text:style-name="P6"><text:span text:style-name="T6"/></text:p>
      <text:p text:style-name="P6"><text:span text:style-name="T6">[Page 3]</text:span></text:p>
      <text:p text:style-name="P6"><text:span text:style-name="T6">simplified, and we, who hope and pray that the world may/ finally bend with the same mind before the universal Creator,/ must regard with satisfaction any step in advance towards/ that goal. <text:s/>But not by the exchanging of pulpits will the/ prediction of our Seers be fulfilled. <text:s/>That strange method may/ be applauded by a few, as the indication of prevailing tolerance;/ but I challenge my reverend colleagues to show that it has brought/ round the standard of </text:span><text:span text:style-name="T4">Christian Unity</text:span><text:span text:style-name="T6"> a perfect absolute Monotheism any defenders. <text:s/>If it has/ proved anything, it has shown what neither I, nor you, I trust,/ will hail with pleasure; namely, that the few deems his religion/ a mere abstraction; and that anxious to </text:span><text:span text:style-name="T4">[?]</text:span><text:span text:style-name="T6"> to[sic!] demonstrate it such he intimates that </text:span><text:span text:style-name="T4">for</text:span><text:span text:style-name="T6"> free oneself gradually/ from the </text:span><text:span text:style-name="T4">restrictions</text:span><text:span text:style-name="T6"> ordinances and interdictions surrounding that idea is to/ speed the time foretold. <text:s/></text:span><text:span text:style-name="T4">o</text:span><text:span text:style-name="T6"> In short, that "God will be King over all the earth," when Israel shall cease to be [Hebrew] "a peculiar treasure above all poeple" through their obedience of the Law and precepts.. <text:s/>Such is the </text:span><text:span text:style-name="T4">inference</text:span><text:span text:style-name="T6"> mindful conclusion I </text:span><text:span text:style-name="T4">have deduced</text:span><text:span text:style-name="T6"> forced upon my mind/ on several occasions, but specially of late </text:span><text:span text:style-name="T4">from</text:span><text:span text:style-name="T6"> on the recital of a lecture, which/ a minister of our faith delivered on Sunday in a Unitarian/ church, to reciprocate the courtesy of a clerical gentleman/ connected with the latter, who had spoken in the synagogue on/ the preceding Saturday. <text:s/>An error seems to be gain-/-ing ground everywhere that there exists an avowed identity/ between the principles of that denomination, and those which/</text:span></text:p>
      <text:p text:style-name="P6"><text:span text:style-name="T6"/></text:p>
      <text:p text:style-name="P6"><text:span text:style-name="T6">[Page 4]</text:span></text:p>
      <text:p text:style-name="P6"><text:span text:style-name="T6">underlie Judaism. <text:s/>In fact I </text:span><text:span text:style-name="T4">sa</text:span><text:span text:style-name="T6"> read it plainly in the words/ which dropped form the lips of the Hebrew preacher just alluded/ to. <text:s/>He says: "This exchange (of pulpits) betokens a spiritual affi-/-nity between the congregations directly concerned in it, as war-/-ranted by the name </text:span><text:span text:style-name="T7">Unitarians</text:span><text:span text:style-name="T8">." <text:s/>Now, my Brethren!/ hear it precisely as the appellation would denote. <text:s/>Were </text:span><text:span text:style-name="T5">we</text:span><text:span text:style-name="T8">/ our neighbors who style themselves Unitarians, to </text:span><text:span text:style-name="T5">disavow</text:span><text:span text:style-name="T8"> disclaim/ any belief in an intermediate being between us and God, they/ would nevertheless be as dissimilar to </text:span><text:span text:style-name="T5">the Hebrews</text:span><text:span text:style-name="T8"> Israelites as the adherents/ of Islamism whose formula of [?] their faith </text:span><text:span text:style-name="T5">is</text:span><text:span text:style-name="T8"> "There is no other God but Allah, and Moha/med is his prophet" <text:s/>But this I know, that however wide may be the/ chism that separates </text:span><text:span text:style-name="T5">them</text:span><text:span text:style-name="T8"> those religionists from the body of christians, they/ still cling to notions, which we would reject </text:span><text:span text:style-name="T5">as</text:span><text:span text:style-name="T8"> because jarring with/ the Mosaic creed. <text:s/>I have a </text:span><text:span text:style-name="T5">strong</text:span><text:span text:style-name="T8"> lively recollection of a sermon/ given by a </text:span><text:span text:style-name="T5">president</text:span><text:span text:style-name="T8"> distinguished Unitarian minister in this city. <text:s/>It might/ have fitted the Synagogue, but for its concluding sentence./ <text:s/>From that I learnt, how far distant even the most advanced/ of gentile denominations is from </text:span><text:span text:style-name="T5">our perfect Hebrew</text:span><text:span text:style-name="T8"> our Monotheism./ </text:span><text:span text:style-name="T5">But I am not here to cast reflection</text:span><text:span text:style-name="T8"> The deified man of Nazareth/ holds yet a power over their minds, which they cannot </text:span><text:span text:style-name="T5">entirely</text:span><text:span text:style-name="T8"> entirely shake/ off. <text:s/>But I am not here to cast reflection on the </text:span><text:soft-page-break/><text:span text:style-name="T5">re-</text:span><text:span text:style-name="T8"> settled/ </text:span><text:span text:style-name="T5">-ligious</text:span><text:span text:style-name="T8"> convictions of my fellow-creatures. <text:s/>I would/ that you, my Brethren, respect any who honestly differ/</text:span></text:p>
      <text:p text:style-name="P6"><text:span text:style-name="T8"/></text:p>
      <text:p text:style-name="P6"><text:span text:style-name="T8">[Page 5]</text:span></text:p>
      <text:p text:style-name="P6"><text:span text:style-name="T8">from our views, certain that a merciful Lord, who judges/ our intentions will accord to all His salvation. <text:s/>But I am/ impelled by duty to guard the religion we profess against the/ admixture of falsehood, the more dangerous, because very plausi-/-bly brought forth. <text:s/></text:span><text:span text:style-name="T5">My</text:span><text:span text:style-name="T8"> The text from our section/ which I have placed at the head of my discourse, tells you/ what Judaism is, and what a Jew must be./</text:span></text:p>
      <text:p text:style-name="P6"><text:span text:style-name="T8">[Hebrew]/ <text:s/>Now, therefore if ye will obey my voice indeed, and keep my/ </text:span><text:span text:style-name="T7">covenant</text:span><text:span text:style-name="T8">, then ye shall be a peculiar treasure unto me above/ all people" <text:s/>Say, dear hearers! What is the covenant upon the </text:span><text:span text:style-name="T5">dis-</text:span><text:span text:style-name="T8"> maint-/ </text:span><text:span text:style-name="T5">-charge</text:span><text:span text:style-name="T8"> -enance of which the fulfilling of God's promise depends? <text:s/>Is it/ the simple </text:span><text:span text:style-name="T5">acceptance</text:span><text:span text:style-name="T8"> avowal of an abstract principle? <text:s/></text:span><text:span text:style-name="T5">Our</text:span><text:span text:style-name="T8"> The eternal allegiance/ we owe to the Unity? <text:s/>Listen to the answer which the son of Amram/ gives to this query. <text:s/>[Hebrew]/ [Hebrew] "The Lord our God made a covenant/ with us in Horeb.....I stood between the Lord and you at that/ time, to show you the word of the Lord". <text:s/>You have heard it. <text:s/>The/ abstract idea of the Unity is the trunk of the tree, the observance/ of the </text:span><text:span text:style-name="T5">precepts</text:span><text:span text:style-name="T8"> commandments is the branching out of its strong boughs, with fruit and/ foliage, sweet to the taste and charming to the eye. <text:s/>The/ Jew is a Unitarian, but a Unitarian Jew is an anomaly./</text:span></text:p>
      <text:p text:style-name="P6"><text:span text:style-name="T8"/></text:p>
      <text:p text:style-name="P6"><text:span text:style-name="T8">[Page 6]</text:span></text:p>
      <text:p text:style-name="P6"><text:span text:style-name="T8">For how can he be so called who does not accept the whole performance/ of the covenant, that is, of positive </text:span><text:span text:style-name="T5">ay</text:span><text:span text:style-name="T8"> laws, alike moral and </text:span><text:span text:style-name="T7">ceremonial</text:span><text:span text:style-name="T8">? </text:span><text:span text:style-name="T5">obligations?</text:span><text:span text:style-name="T8"> <text:s/>At Sinai we entered/ into a compact with our living Redeemer. <text:s/>We would </text:span><text:span text:style-name="T5">f</text:span><text:span text:style-name="T8"> keep faithful/ to the </text:span><text:span text:style-name="T5">commandments</text:span><text:span text:style-name="T8"> word received, and the Lawgiver would watch over/ our preservation as a man, who sets his whole heart on a precious heirloom./ <text:s/>The Decalogue which imposes ritual as well as </text:span><text:span text:style-name="T5">moral</text:span><text:span text:style-name="T8"> social duties, is part of that/ compact. <text:s/>The Sabbath-day with the prescriptions attending it,/ as derived--not from the Rabbis now unheeded, and </text:span><text:span text:style-name="T5">little cared for</text:span><text:span text:style-name="T8"> contemned--not from/ the Rabbis, but from Isaiah, from Jeremiah, Ezekiel and Nehemiah./ <text:s/>The Sabbath day, to speak of no other statute, shows that to reduce/ the Jewish religion </text:span><text:span text:style-name="T5">in</text:span><text:span text:style-name="T8">to a metaphysical abstraction, would be/ as fatal an error, as that into which some have fallen, who saw/ in it only a mass of external forms. <text:s/>Verily, the latter have tar-/-nished its </text:span><text:span text:style-name="T5">lustre</text:span><text:span text:style-name="T8"> beauty; but the former </text:span><text:span text:style-name="T5">have</text:span><text:span text:style-name="T8"> would extinguish</text:span><text:span text:style-name="T5">ed</text:span><text:span text:style-name="T8"> its </text:span><text:span text:style-name="T5">beauty</text:span><text:span text:style-name="T8"> life./ <text:s/>The nationalists placing reason above the Law, sought to raise it on/ stilts, that it might come up to their </text:span><text:span text:style-name="T5">level</text:span><text:span text:style-name="T8"> preconceived standard. <text:s/>The/ ceremonialists, if I may coin the word, have drawn it down-/ward with a procrustean[sic!] measure. <text:s/>Both proceeded from/ false principles. <text:s/>Hence the blessed torah suffered obloquy,/ and the name of the heavenly Legislator is being profaned [Hebrew]/</text:span></text:p>
      <text:p text:style-name="P6"><text:span text:style-name="T8"/></text:p>
      <text:p text:style-name="P6"><text:span text:style-name="T8">[Page 7]</text:span></text:p>
      <text:p text:style-name="P6"><text:span text:style-name="T8"><text:tab/>But what we have read this morning, should convince/ us that neither can Judaism </text:span><text:span text:style-name="T5">must not</text:span><text:span text:style-name="T8"> be confounded with Deism,--what-/-ever form it might assume--, </text:span><text:span text:style-name="T5">and that neither</text:span><text:span text:style-name="T8"> nor can that indi-/-vidual </text:span><text:span text:style-name="T5">be</text:span><text:span text:style-name="T8"> rank</text:span><text:span text:style-name="T5">ed</text:span><text:span text:style-name="T8"> high among the faithful, who accepts a portion/ of the covenant, and rejects another portion. <text:s/>Do you know,/ my Brethren! Why the Decalogue was written upon two tables,/ each containing five commandments? <text:s/>The Rabbis explain it so. <text:s/>In order/ that their corresponding position might teach the recipients their/ equal value. <text:s/>For, he that breaks the sixth will be adjudged/ as culpable as if he trespassed against the first, and in/ like manner none </text:span><text:span text:style-name="T5">can</text:span><text:span text:style-name="T8"> for instance may be said to be exonerated from the fourth,/ because he is obedient to the ninth. <text:s/>The liberal spirit of/ our age however, has an entirely different system of instruction./ <text:s/>Its rules are exceedingly easy, and they are besides presented in/ so </text:span><text:span text:style-name="T5">engaging</text:span><text:span text:style-name="T8"> attractive a garb, that </text:span><text:span text:style-name="T5">pliant</text:span><text:span text:style-name="T8"> susceptible minds, will soon become/ enamored therewith. <text:s/>Israelites! <text:s/>Choose between them and </text:span><text:span text:style-name="T5">those</text:span><text:span text:style-name="T8"> the tenets I have/ perused from the book of Exodus. <text:s/>To continue [Hebrew] "a peculiar/ treasure above all people," the sacrifice of human appetites, the/ sacrifice of means, of time, of feelings is demanded. <text:s/>To follow/ the path opened by the Hebrew </text:span><text:soft-page-break/><text:span text:style-name="T8">Unitarians of America is/ to enjoy freedom from many restrictions, and be considered/ enlightened. <text:s/>I prefer privations declared to be acceptable/</text:span></text:p>
      <text:p text:style-name="P6"><text:span text:style-name="T8"/></text:p>
      <text:p text:style-name="P6"><text:span text:style-name="T8">[Page 8]</text:span></text:p>
      <text:p text:style-name="P6"><text:span text:style-name="T8">to the Lord, and the </text:span><text:span text:style-name="T5">name</text:span><text:span text:style-name="T8"> title of "benighted" for the sake of my/ God. <text:s/>You are free-agents. <text:s/>Reflect upon what I have </text:span><text:span text:style-name="T5">said</text:span><text:span text:style-name="T8"> spoken,/ and act consistentl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9T13:14:53.85</meta:creation-date>
    <meta:document-statistic meta:table-count="0" meta:image-count="0" meta:object-count="0" meta:page-count="5" meta:paragraph-count="82" meta:word-count="1890" meta:character-count="11567"/>
    <dc:date>2012-05-09T14:17:48.63</dc:date>
    <dc:creator>Penn Libraries</dc:creator>
    <meta:editing-duration>PT00H13M23S</meta:editing-duration>
    <meta:editing-cycles>1</meta:editing-cycles>
    <meta:generator>OpenOffice.org/3.2$Win32 OpenOffice.org_project/320m12$Build-9483</meta:generator>
  </office:meta>
</office:document-meta>
</file>